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0.18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1.752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6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fo:border="none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ce9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name="Arial2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2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style-name="ce7"/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 table:style-name="ce3"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8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2"/>
        </table:table-row>
        <table:table-row table:style-name="ro5" table:number-rows-repeated="1048559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2:02:04.30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3-01T13:53:50.004000000</meta:print-date>
    <dc:date>2024-05-19T22:05:11.762000000</dc:date>
    <meta:editing-duration>P1DT5H22M33S</meta:editing-duration>
    <meta:editing-cycles>6</meta:editing-cycles>
    <meta:generator>LibreOffice/7.6.6.3$Windows_X86_64 LibreOffice_project/d97b2716a9a4a2ce1391dee1765565ea469b0ae7</meta:generator>
    <meta:document-statistic meta:table-count="1" meta:cell-count="12" meta:object-count="0"/>
  </office:meta>
</office:document-meta>
</file>